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42.00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  <style:text-properties style:font-name="Cumberland AMT" fo:font-size="10pt" style:font-name-asian="Cumberland AMT" style:font-size-asian="10pt" style:font-name-complex="Cumberland AMT" style:font-size-complex="10pt"/>
    </style:style>
    <style:style style:name="P2" style:family="paragraph">
      <style:text-properties fo:font-size="7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1.245cm" svg:height="42.25cm" svg:x="3.386cm" svg:y="-10.619cm">
          <draw:text-box>
            <text:p text:style-name="P1">23d29e7aa6df2c9654eed8edab26be7b 939ccb49b94a553881e24bfe1c98d884 f47c2bd7d730b7c98a1e45f954778438</text:p>
            <text:p text:style-name="P1">0484e23462b25dee5c0f84081e45bd6a 9e593e931c24814ee6ccde7a9d2f1a2b 6b8ced15c69c1e5340f8d8a7338066e0</text:p>
            <text:p text:style-name="P1">bbac3eb40e9d4b66cb7c2f420813524e 8e0609e9875880c397c74fbf05fa2105 92c9f28ef222c7f6ac29e34773f244b8</text:p>
            <text:p text:style-name="P1">c10349081809e1dd2a83170520528e25 762da28a991e89c8f42596bd813852de 143b2d8b5b399a24c692069244387bbb</text:p>
            <text:p text:style-name="P1">7352bad06704c3c8faa2bb3dc6f59a64 1b1a8995572d79f71c0b5d4fee03cbb3 891ed4c49455c345bd4d20230c9a9a71</text:p>
            <text:p text:style-name="P1">c98ffb342aaa19769c04e562e17eb380 3d52b6a19b35eba001c35f260a3f1ae4 ac028057ee403f2434dff22047f80844</text:p>
            <text:p text:style-name="P1">8d4497fe62e5bfde9fa3269c16afca59 989f0792e5e3ca6431c5ce6d9e6492bd cfdff5365d7adf0274949cea0bc4268f</text:p>
            <text:p text:style-name="P1">961c9b3b63f6c5d19d814d06f6b4fb27 ff413d528de632aa666182a31306ca5b 36a9f1bf9ffde0094e17e10dd69904cb</text:p>
            <text:p text:style-name="P1">9b8c9ec08415025f60637aad79c48456 928dd7936870cac8d5a32b58050040b0 e57f6306cfd4c7a91c1a7ba9ea593d80</text:p>
            <text:p text:style-name="P1">f8f105a1623df23854d618bc7ed47503 312fead5f49ede05bb0549554e7e290c fa82c09502929335be4af7a3e0571764</text:p>
            <text:p text:style-name="P1">ef98015a969ddda02a7067222a339063 f581cda7d4f84f6d89c54b5117e7b3f1 e66038b6d56780e296ccf8482ed1bb5e</text:p>
            <text:p text:style-name="P1">16f0fddb0f0e4bedd699322c6d37d1b6 276a52cb5df0bb1080ae137c02100bb2 337f9e7726b1955dc117f582aed392ee</text:p>
            <text:p text:style-name="P1">f6e5dde42b766e265e8216636265e619 d7cbc181648177d9d341a5661b372f89 dfefc4921f279eada05d2c22a5581127</text:p>
            <text:p text:style-name="P1">3b2acf4388f01b5f79f76016f3c1c6b2 873fa653a006ffd84c664e8131e62e13 e563ed4b00bb6d9fe814fb2e3bbce6d2</text:p>
            <text:p text:style-name="P1">5caa128406b262f636edaf69f45f065c 1f46787a05c65d9fe42916923bc6f3eb dfd42cebd7303c8131859197038d1686</text:p>
            <text:p text:style-name="P1">9e721c37bf0109e218a486a376b416c1 e73354a87361fe0a3a6785027b4a05cf 4be6b28351c5987620f06f848cc64011</text:p>
            <text:p text:style-name="P1">66c8c45f8ebdef3f6f3d3901d9a9c945 a767886b3537520dfe461f3c99290d61 2b4de1c307dc5fe189e790ce744157e1</text:p>
            <text:p text:style-name="P1">369e19dd2f6a571cae5e63f7f6d00307 b2be37437fc472b44ebed6196b054856 c052438a7f81675038731392f32c11fd</text:p>
            <text:p text:style-name="P1">1b91d0ecb1601797e2a6158f45200df2 474f4690e4e3f56d22c7f538cafd50ed ca007add5012499e6db2251132a40519</text:p>
            <text:p text:style-name="P1">bf6461c2b83e3a494880803003cfdb31 f8aa0122ae8dc2b447986444d102db38 50a2bbbb96ed348a9ca76c81d1826804</text:p>
            <text:p text:style-name="P1">ea3b91dd9519bfbe55ad36c3648ea447 f2ad5868f0776a0ec2b81b0b8e566a3c 1088e64b45274d18e473ffc0429a1c52</text:p>
            <text:p text:style-name="P1">a614a5cf4a6b2d658a9f6c71d2feabb2 1e2720f8a271dca619737ef762b5690e 41e728a907f3edcad133bbbdaf9a5d0f</text:p>
            <text:p text:style-name="P1">d7660904c8eda2e11cf4eb578fd2372f 5006987f4e81cea874c4ace68b92c547 a680c8f654a5cad60cfc8027eb14d18b</text:p>
            <text:p text:style-name="P1">8e1358dcf59ad52407cc09ea24f8f753 d4256bd7fa99f1aa911cdea16dc55663 7e870e46dae17ed68826102694fc8ee8</text:p>
            <text:p text:style-name="P1">9cae540f209b9e647a0688b8a6eecc8e e04e104c9e9963935c3b1fa083932293 d1af4b06cd5658f64246db7d650395d2</text:p>
            <text:p text:style-name="P1">cc879e6ce8f96593a39d1b46d80741ae 16945ff8f1482ddf7fbb976363fbf835 a304eb0359e742237a336bdd20b05f09</text:p>
            <text:p text:style-name="P1">9095af054ba2f9f8cee5b0ddea8c3993 4002231b40e2f60520c0c6f1b1029581 1df6f733b6ef3dbc7ce981b0474f470d</text:p>
            <text:p text:style-name="P1">a21aac79d8768975fcf01c9b24f50b4a 2090eb1c0eae8b41c390c1cf6c612542 fb1ee687002fd6a93882cea47e18dcfc</text:p>
            <text:p text:style-name="P1">f7b4756b803629236f2cbbbee9bbcb56 fad0dd7558d812273a5046db194a94f6 686b0b7825c542bed324e96c05f3beaf</text:p>
            <text:p text:style-name="P1">26a2e648b7efeccd7927b76e2110462a d0a895eba1dcc70e200ba0c516d089ef 8f34d6fb162fdf0f0dd0ea23edaff424</text:p>
            <text:p text:style-name="P1">84e772620112ac752033b33acb92c6d2 3bdd1cb1f891e9dc41aaae761c7bc07f ae8ae0b4e8187f7f88211f7374ed34d9</text:p>
            <text:p text:style-name="P1">e94f29f330cd11dfc30d5bb23dca5f92 66b7ff89fd81e6efb2d343aab85a805c a83343bd0af59751ea00ed13ebcf27b8</text:p>
            <text:p text:style-name="P1">f53652192ca52aa92941015e058ad674 ff47c2847f1add90bf2635a722d2a3ce ab5366bbfc3642c261f42e0494b59b71</text:p>
            <text:p text:style-name="P1">6b16c9689c867d1fa985558432036a50 d08e8e936c73fcb71780003760561062 db908dff56706a5f2df84aac4295fc7e</text:p>
            <text:p text:style-name="P1">d059d559378401fb4397ca9a21c5930e 63fa00ad089d58967703b366d9ea7040 c2d981e410f8ab53782f525fc28a7ff4</text:p>
            <text:p text:style-name="P1">0701f8aba054f1321c3de8a1509a2c96 fe91ee946c256ab0d3cb547fe08c3141 7414826c6bc7047a6c406bc45c6334cf</text:p>
            <text:p text:style-name="P1">8a9cdcc55b5e69ec856c440fbcbd1ed0 98549663b8c1e9f106fd836a43da8f73 8f53d8014c3b86b52cb24a0e46ce7131</text:p>
            <text:p text:style-name="P1">334c8c2dd49ea53effcb8f327fcc44de 68bb829c6829b8dd9a15e26e4015fe6f 0f05661a35a1163d25d120c7eb660d38</text:p>
            <text:p text:style-name="P1">1752d2b330fbdc5b847642a4f3b223fd edb3dfdda30de38be9457d441a251ee4 51c9b3ecac55a09fb8933a4fd495f862</text:p>
            <text:p text:style-name="P1">c80d1d056a0528c7c9fb93bc8db570d2 c8c85f869903c948b133d949bffbf328 326cb800e05888a50d3f5ff496885f13</text:p>
            <text:p text:style-name="P1">9a0b4d37c4bbd96be6f920adc5cab273 606a0d00fa87d2f2e31dd0f9e11a51a7 8759d128db06f70cea37ec61a66bc7a8</text:p>
            <text:p text:style-name="P1">9ec7b70127dd9ea239b36d82db3e079e 9ca7a52838e249e27d8ec35e2ab81d78 8eac41cc02b70f733c378c5d618e7063</text:p>
            <text:p text:style-name="P1">c957ae14aa64d180c603952547be5690 a0cbdc1aaf8a1357b9b7b46b6ee25b92 73819b9989e90656db960382a881cad8</text:p>
            <text:p text:style-name="P1">86c84ae4d643e62a282b4598789f4aea 394eb8425881fdd632debefe1ef9968d 29096c25ee8ab9b4f08d6130c2a5ebf6</text:p>
            <text:p text:style-name="P1">d3e03082bda7d495932b7d0e2c7cd3de 7da68853566d3fd7d89ce91cede1431f 59998ebb8190d2b97fa073bc400070aa</text:p>
            <text:p text:style-name="P1">59908a5c348852e38f0b6e76562479cf cef32f4462973340aa8a073d3b8a95ed 97f533643d5e9a2b13de6aa809dfff12</text:p>
            <text:p text:style-name="P1">fe1c7148faa25fb37a81cf79099bf2a0 52f118703d220d97d052359632bc29d8 8b3e6f3b4e85abeb17647fa33e0cab12</text:p>
            <text:p text:style-name="P1">78012ea6de0276a17f7b9cb593ef2ad6 95d5cc07415fa3115cf41efb22225f65 b259e3f4dc4732b6332d80f3d7a33f51</text:p>
            <text:p text:style-name="P1">3cda0067d0260627b05398c29d89dad8 e694afc4829e833ca80f66544a70dc6b c1102f54b01830316f9c983395b6dfaf</text:p>
            <text:p text:style-name="P1">ca66efff477efa2a044a60ef77084b55 d276a3ed9469b309a53c3a1397e154b5 bc4714e98857b23ae1b2f38a868abaa3</text:p>
            <text:p text:style-name="P1">6e44c655e83c0967bda56d8ea3a4cdeb 25e3b8a2426bd95be5aa7cc018ffa79a 16563c64a48f575093de20cd1b44f75b</text:p>
            <text:p text:style-name="P1">852b3e803b93641e096345f2b8aaf446 cb450008c2007a0fc6b3bcc4f3f21766 99dd9415df17090c8d157a3dba67da26</text:p>
            <text:p text:style-name="P1">7beba0f503ca0ec1567090a98a0be455 cb09684bb086aeaec703c40d0bb6be07 794fee144cb1f8cd889119189d48507b</text:p>
            <text:p text:style-name="P1">67cdbc9d7e80456b9792a09c48a6f80a 52a44f163086441b44532e639044780a 392f26cef233fffdc88cb8c0e12d84b2</text:p>
            <text:p text:style-name="P1">aafc3c3de9b1e00c413082da34fcac07 5c70b0ae19bfc64fc5e00031270e010e 923bd19c4951ca74e90edb831ca5f070</text:p>
            <text:p text:style-name="P1">732cf06b1bd82bf7da0e966c3a7e0ae4 99dacc3ced2b75444bd90ff38cb40194 38fedd673fd18bea9c20322d8494ad29</text:p>
            <text:p text:style-name="P1">706f6cca7e392fe6459d9ab837cc18fd 177222097018becdd5fe44772cc4a9f3 4f3cfcb134313b656b408789a50c855a</text:p>
            <text:p text:style-name="P1">25f3563db6cf1d2bac7680efed6217be 4d6dd46c3e968d9c467eafe137250046 aa90f855980804e0f3cc04294eee8d72</text:p>
            <text:p text:style-name="P1">966f47ebd0880c992964b3346c9bb430 de69b12b6ad8ed9779818b3cbb38eebb 6a145aca234a46cc0a3e8f0667a07d18</text:p>
            <text:p text:style-name="P1">f407edf80c7448dca305a4ffc7e8c68b b32537ed01fe9a0708b2102e3efa3903 88ee351e1bd217552edae513bb426278</text:p>
            <text:p text:style-name="P1">1e37ced1711cf154903a9dd155dafb98 14ead382b0c267f6b0d6bf10fbe0c363 115fa96af02ac39278e6f9fee0b07dff</text:p>
            <text:p text:style-name="P1">a4ccc1a6b02c5426dda96b1294b74799 d907508c37890d7d1f8fda442d0ac138 693651aa29b4926f6cd989338e0831b8</text:p>
            <text:p text:style-name="P1">a1490fa5159ecbd4c5b773603e2160b9 be606bab4e7b617695fb7c509ad3b967 9d829fad513477ca07745c51f78a2dca</text:p>
            <text:p text:style-name="P1">d05c4093ca81815cbfd55375f7cb9dc2 176a64e43690d7553bff64528cc853d7 1a439c490fbd9f676a13032e6c2679a3</text:p>
            <text:p text:style-name="P1">7955ad87e39a3ae5bc94be5b8d477456 a0bee89d058ca3d59f0b4656db34c465 e12e8c029cb7c97f36c0c436597e4417</text:p>
            <text:p text:style-name="P1">a0907e378ee99ff130e0ff29e483f07e 98290fa347ab9d1ed45d7be64374db3b 5be7c678bd544da62f52bba9442bdcaa</text:p>
            <text:p text:style-name="P1">b37e1fd3612ce840fd6561209def5858 596f6cbf779a3e4f9bb8d587ef057078 8cceb868271a9cc4293dc5a2f320c0f8</text:p>
            <text:p text:style-name="P1">501c2df991da63941128bfa2739c3ec5 27d003d770065219831f7bb6e7bc01bc 4e5c0fde5c80225431452a84dd95f8e8</text:p>
            <text:p text:style-name="P1">2ae025c2d78d1019c42be59e95201b74 1357f47f020b294b6054e7f7603c57d7 67da1ac4ccef23ad1988a236dd547dcf</text:p>
            <text:p text:style-name="P1">835348f9199404e767e3a49ceebb68a0 04ca7b021b53d78589fa51e12d0b98d6 7d032a71947eb9e4afd40984bef2acc6</text:p>
            <text:p text:style-name="P1">f9900ea00713916fc0a4c4a6b6483155 654602d6bfe02591ccf6a379b32c81f8 dab458b166b3a2591addadd710aac67b</text:p>
            <text:p text:style-name="P1">d5c0e6362d5c45209a30358bf6e55a19 f6b59569b7ce8ca6bed16868d8109db2 41908e6a09a79ad8774445e902e463d4</text:p>
            <text:p text:style-name="P1">c397c59adcc4c3a10d5f1562f28145f7 b1d42bf614546157f60ae5fab343a993 76e0873dd424b507415ff96ebd7ca37b</text:p>
            <text:p text:style-name="P1">943341cb7e38f50e02ed702e8fe3394c 3c8ec4161d09abf557641b0677d5d8b3 130811be851c8a84b9141028b7214eff</text:p>
            <text:p text:style-name="P1">47f655abafe08c2093943f35f9f28849 3d6c176411ae34bf51d8f2dc65c2822a 328538dd46fb7568f7afc2901cf59a5b</text:p>
            <text:p text:style-name="P1">7da82f46ad335ae43ee2dd3264a0d98d 5fb11237fdac341a7bb5ce2d5f868d29 6295c543efad49eb18a4963fb4fc0f03</text:p>
            <text:p text:style-name="P1">43e2a7d9d8935e96ba70273fbd7be432 0a372ed5c84088d70151a785d8217a87 1a1912347494d20157a30a28c956d1b9</text:p>
            <text:p text:style-name="P1">1235f753dc2d7be5efd26d98312339a3 547eea8eb6d808d976432291047680b6 93b4ecae4b6a7368325a491bfaa1f974</text:p>
            <text:p text:style-name="P1">14991d5363989835206589e0b49b2a36 04bef2a20441b722903abb09a6239a6e 0664d1482e7738e8b994acb80dccb91c</text:p>
            <text:p text:style-name="P1">fbf2fb908e684052c5eb300f7cd87b30 e632270407de4b8988904e53cb46d82f 3043101f567873f33ec8084e9e27bd6a</text:p>
            <text:p text:style-name="P1">281376febfd5a667f6dfd2144cd9f8c6 739466e63529ac73e6895de05e331bd9 eb66d96734398a2be266f0422923e39b</text:p>
            <text:p text:style-name="P1">5c82ca131a6db1f48f7b6f661000b420 3b68c9f48f5757d85716d6b2979663f8 2e94f8a80704ea2ef200f351cecce857</text:p>
            <text:p text:style-name="P1">7f814eb3c06985256a5b0e660b59835a 583875a3310c6b4cc5a66162f67c6fd1 df9824cd0123dab1353859cf4ec001a2</text:p>
            <text:p text:style-name="P1">de8c93954348e6de0d2aba834d038802 374fb9b9e68f5d6e90daf86c52d536e5 7bb3585b1ef176f77ed665b9e09fabc1</text:p>
            <text:p text:style-name="P1">6a5e53aa479bfc1c8c3f8ed5f641d0e9 726a3018382c4608125cebf23d048171 d4bff9cbff41a6140ac248b9840c954c</text:p>
            <text:p text:style-name="P1">38e2e3a8b025727dbb96908f60e66ab6 83e591003c530b44badca832760ac20c 8ffde98457ab0a3bdb0241950d703613</text:p>
            <text:p text:style-name="P1">d1b511bcb78eb2100c9d9033e8fa8d31 4f4a0ea9a427e03db8153e7a111273a7 b7c23fe7e7af60a36075236f00a6dd72</text:p>
            <text:p text:style-name="P1">91b49cdba0695971be810d245ab43fa7 5c828068d9a47d7b75a37220f93a30f1 199a9e4bf962c1a51304fc3a1f3dea37</text:p>
            <text:p text:style-name="P1">77762dcb4688bd8572434adeb3ad14f6 00bcb7d28cd184e12ac1259ce1f8b8fc cfb879fc86907a6201dc2cfb2d282888</text:p>
            <text:p text:style-name="P1">7161559aeed8d9883170cc98a91dfdf2 dc9f21acc212d15f713388f0aebf7f64 7eb54c92cdaab7c61aebb83551864b14</text:p>
            <text:p text:style-name="P1">af186fd9710827b1d6f635a7f2e6d53e 562ef0b10455dd3b164966e5425b701f c52682a33e53dda2a7f788f9f97ac99e</text:p>
            <text:p text:style-name="P1">976456b56cfc2b09b547076754f0bbf9 2d7b734ba20679dd1acb8e39553742cd c6298c46d9b2dd76a1b7450bd27ef1b5</text:p>
            <text:p text:style-name="P1">3d4dd059d943a99d57f9feb1f8107b27 b18eac7cf228b4cdbed66cd7c2fef4bd e4fa1be217f55eb18c1f9b209ea2cea5</text:p>
            <text:p text:style-name="P1">0aeb3718a6da0c675ecea2dfa5da9cca ec9a316d89de02e2175f9e96e43c3cca 834a4ffef471a4c2f2308d12aa133356</text:p>
            <text:p text:style-name="P1">085543a6d8b091f30f10264b65ae02e5 d44c6a7357400effb7497d114598cf58 b0f793a98997e0ff0438acd047dcf949</text:p>
            <text:p text:style-name="P1">13e076bbd01095d41eb8e750cc9771c1 9355bf26eb9f0e1932424068fe083b67 c0795557b2cd512c766a1712bfad02db</text:p>
            <text:p text:style-name="P1">22a4a5120c647ee5cbc1d0c9ffa663f7 290195acec23259321712eef0d395e41 30f8400ed685688eac273e1c82d30bc9</text:p>
            <text:p text:style-name="P1">fa5c1ac91e1b8f647ed3a0f2a825a86c 5b3bc2036c73599d49288f2a194b1683 929965b8689b04fbab7733b1a6f241b1</text:p>
            <text:p text:style-name="P1">e67da2f2667224444fc5ff041d2bc58c 4fdfd74e77aed96c64e5fb613ae9ab10 2e8ae124d6d77adfcbd1d228fe32b458</text:p>
            <text:p text:style-name="P1">511b00e83eee7680b9c0cb169296d0e1 5af90968dc9fa149b191a384bd13797b 8c8e5a56091dcb98ff63de5b38e50a81</text:p>
            <text:p text:style-name="P1">674ec005edf7652f82c79ca6790ce166 581a37959f0ef029f9ed058ea1acaa73 32479c981a4368de919dae3528e9fb55</text:p>
            <text:p text:style-name="P1">dfbd9b4390f9825fe21784999bb2eb56 6567229c03e358979d6a61fd07fa0b1a 1e5c4f2e20de846fc1c17a10b31bb68a</text:p>
            <text:p text:style-name="P1">006158c7ef189c15503eb66185b6b05f 52d62979ee60c61cca11e58e9be6a2f7 b148775812b437126fa0e8aeb497af90</text:p>
            <text:p text:style-name="P1">2581072b2071b6efa40ada48b7249e15 35dbcaa4fb4a3080a4caeb64f897849e 3b056e62f34da2308357012801821328</text:p>
            <text:p text:style-name="P1">602d4c51cff7600609db1f4d18f3090e ab2209365143a32141c35eae6d4d3311 310b248dca7ccacbccf4b08c1b7f0155</text:p>
            <text:p text:style-name="P1">2bb36d325ec2db1607cbc540ccd78957 cadc95fdf83a60beb500f62b4bc44deb ee73e02611ed75767d0680ff8498ed2f</text:p>
            <text:p text:style-name="P1">9322256e6c719cfdec4676d517031be2 c40c7724ae9d927840f328ff8620ce43 f8ed387bbc2c0addedc96e76b615d4f6</text:p>
            <text:p text:style-name="P1">3ae73fc65c1b2fac1c9bbfe0c3200cf8 06434e41ade5368a4bcf8a74d2d5edbb 81ba2ce32de2fa69c132598ae6fb18db</text:p>
            <text:p text:style-name="P1">d565d90a86ad830940871cfaa0a4f83e ae650f4dbede464e26c275f245dc5345 6e563454d40d3d14bbd4fbe94a371f11</text:p>
            <text:p text:style-name="P1">16c943c705d0a2b6b154bedaddf883f4 150a51e0c8dd28f0f1eca630c509ecc0 bb59ecbcf5fbafd06666772a15612649</text:p>
            <text:p text:style-name="P1">3fc310fedb9e6e90cd1c5dda435d3b14 9bb4dbab0750477ec193022dc1030e9a 77b9e84f1c16e975151e8b73de579036</text:p>
            <text:p text:style-name="P1">6b93a0f6acf40a71e5aa3afe0d8262de b59998626ef6ee56d9de5505bed6b429 9de41f4d4b6e98c39ab1f94e2502a0f2</text:p>
            <text:p text:style-name="P1">8924064777cb49fc733837c46db8cb75 78d8dc4d84ac764f1a8dc422d9f679dc 85a913a25128914f125072501caed329</text:p>
            <text:p text:style-name="P1">c179ae33f77ca480c3910f20dcb3cd19 ef93de96ba2e95dbd0c99541b1a78bc9 f62fc6866920b01dc828ede46695bf20</text:p>
            <text:p text:style-name="P1">6515af825d8b2e340ecdfda9fd18aa4e fb1549aaa8486432ff2415383af52223 ac4e4a1be3398372622d0010 0017513</text:p>
            <text:p text:style-name="P1">bda5d03cee945dad9be62a05c366a191 98cd936a27cca6f84c675c87684323ed 923390f5a598042ac1c2d2c7cdc1a0f9</text:p>
            <text:p text:style-name="P1">f85d7234675d43c24b42aec12ed53451 a0db73cb68d74a140db03ab38cd77fb7 5cbdd0e511eac98dfde7023149f0a5d0</text:p>
            <text:p text:style-name="P1">147f467ee727ef50ff28db1fd66d9e88 6779652a0a14d074c6a381d56860a2f6 57d626239c1b21b409f33eba2d4b53b4</text:p>
            <text:p text:style-name="P1">6fe81020ca7a2243cd5da7eb28484c19 5305c19b468d8a9c932189d7b7232ea3 82c0351f3232f6d473125de229691e79</text:p>
            <text:p text:style-name="P1">0cc8a82dca9a2dec30b0194185b85109 3febfd9320994dd9943c1b4b9f0c81c1 dacc91f1d359aa6bfb82ca27716ff691</text:p>
            <text:p text:style-name="P1">13848ee7e91716e661e63adcb662d181 8e15d26dd1bc4c440af4031c973e8f0a b97c57373bfbe4e31a01be3e4939a587</text:p>
            <text:p text:style-name="P1">1b905757b5c5d192fe6bc040b42509e1 2ecebef88e30a441cd9b77a550c891b3 4a9c5b6ff4de459f1a2dbfffe5cdb118</text:p>
            <text:p text:style-name="P1">3d8903fdf522272e3e12dd349b30ac30 7f2b59d171e498d1b50ee54bab759937 5ae47876422b12724a036d265ccdcd49</text:p>
            <text:p text:style-name="P1">081b5e9f2a9b495df2ff8e3999032a5b ffa14a89ed43fdf24e216a96adeb769a 8dbdc09677fd57891b364d5b035f7ee8</text:p>
            <text:p text:style-name="P1">fdd054ea7f57b6a651c64e7b05a17b64 44ba26b8942d6b117cc67bbdd08b9bf2 d18f151a7b64abbf53294061c8a4dc87</text:p>
            <text:p text:style-name="P1">b1f1f3ea2772c66a0ee47ed3c204fa86 9715a832d6e16fe0c191387c1caae93c f632afc2feebd3f6aa23835ff44d2c40</text:p>
            <text:p text:style-name="P1">e21497aca2bbbab47af01656954cb1a6 c52580b786ee98b86b4c3b122b4cda9b 7a2d7dc99aa0580b480d588a510d57f6</text:p>
            <text:p text:style-name="P1">d2f88ab901f33a81326e80b46e9d7b1c e89c1822a0f967e0077058926e1927a2 ff49ccb952857d0f4a579d1909743fff</text:p>
            <text:p text:style-name="P1">8f8bdbd12af8bc27ea8a0fb06129be91 bf959e9c0ad4acb88b56472df8f5a318 5e6ddfac1f7acf5644698eb4f041d637</text:p>
            <text:p text:style-name="P1">edc8a7be695df2ae19f850bed6b03979 c15ad26457a2cea3da28fa489ae05e00 71276d51ef36c60a3944592c2292c336</text:p>
            <text:p text:style-name="P1">e01f1d624ad1cf3812a2a795985cd938 d01522df1092e221fc0696cb0bf50ec3 31548c18dcca3f35c660046d409dc9af</text:p>
            <text:p text:style-name="P1">58e4b3dd82873cb8210e863fe25e3b02 75c446b651d3f95c07cd44014d9a3027 e2cd58056b6f4a90a32bdfb62b1a7a40</text:p>
            <text:p text:style-name="P1">c243811b0bf00c1479ddc3856dfc38f9 4f79ea430a55ecefee40c76c722ac92f 8287f1fea97cdb0c943220c96bb9cdf0</text:p>
            <text:p text:style-name="P1">38c6f003abe4aba3829c4c16ac907a7e 97c58bb762ac4f131bb00f1d3b7f557b c95b68dc18fdb218116233bd446f78be</text:p>
            <text:p text:style-name="P1">fa7ce5c0aeaf9468d18eaceb908582cc 57fc4bb1a9b53a8f55e5f50e94abc881 45f245b360c8273b2253b9bf3ad92902</text:p>
            <text:p text:style-name="P1">aded57c8f32832962c692add7d809f64 747f9054a2c6cc3fa779757d78be5b8d 35204e2e4ca5856d0d5ecd1f1537c66a</text:p>
            <text:p text:style-name="P1">bbb9090a3dc7ce8d20e5ac19a0dc9589 b82950a941e4ebc32d1a2ff6e7e7c8a2 908147c5c6ec0ef62940be09e3953ea7</text:p>
            <text:p text:style-name="P1">9f22c38078bfaa7d6ce3a25836f8dbd3 37d99a04d142c43b045834caf5790320 32853284d8863991e91c8b7915aa6619</text:p>
            <text:p text:style-name="P1">e035708845573a594ce1efd7f2bb6abe afc19e3047208f33c00b6d58ac2239a9 d016138e95784a86048b130ead5b54d3</text:p>
            <text:p text:style-name="P1">1a88651dfdba839efabfb65f1ba9c0d6 3882706c13b4eb128d5868f436f0cd74 300ae0784e7dcac79c97c44d502e28fb</text:p>
            <text:p text:style-name="P1">144c765e4fc8cbe8a6643351b5052e7c b5a1820fb6076422ca1a4587a690cca7 43c1d617c104365ba816dfa7122a28e2</text:p>
            <text:p text:style-name="P1">d5f734aba5932ae831de32eb31f5bf31 21724e3e397158be48e16cb9fc433153 757d4cf70515353814f67b097c514824</text:p>
            <text:p text:style-name="P1">51f0d0b3f0fd41252b0a12a356b7c312 ab74c7a9f1cc391e2017d17aa799a1e8 3c866a58758b83f080cd7c4883bf4466</text:p>
            <text:p text:style-name="P1">6c71c7320b2b4065da411cc89e8737bc 4ba17ddcff62f5d12d6b863ab178a85c 2540da75002f0029546523542e20e179</text:p>
            <text:p text:style-name="P1">7bccbc8c6734304df31469135f473bb3 59588228bac6e257eb7abcebf4f5284c 5c3d5f1d1d71864f19874530070192c4</text:p>
            <text:p text:style-name="P1">07181c1c7555b08ab26ba6816ee4bed6 d2382229bc3f21445ee4b7cfd98025d5 dfe284746ae82a6fe4a9293c5e8cac6f</text:p>
            <text:p text:style-name="P1">fbaab10218b513222e10f0eabb062f03 cc395d8409a2c03c56b6f0bb73ab11a9 437a7e3221cc43e672374a2dd2b1ea25</text:p>
            <text:p text:style-name="P1">8a95a7b2c732b1e4a2b1f3fe70082251 706ffa7063548e1ae173bc72a2199c8c f1b8fd8105c5d0455285215a3a60aa88</text:p>
            <text:p text:style-name="P1">074e10f920a76c2479f6d1d11aa6b8ba 4db2304734a68a3ac6f204c3a6f59258 fe2de04186d1992a5d7caf3a9c834c38</text:p>
            <text:p text:style-name="P1">e54ebb10b6049baf14edccb1ac1fc087 f0f6db218a1de8af0262185f0c720a05 3d65df0b8c3e8a4eff2109159eca8618</text:p>
            <text:p text:style-name="P1">3bedf79544388b83f765f8426bad147b 508a72ce0d565005c0ca8f1a86a01217 589b22e17774c6a362a9ac94ec882de1</text:p>
            <text:p text:style-name="P1">b8b18390977ad6adf727d79e6b20ab81 f2acda0cfec41487031791c231d566c5 934cc94240a79d8af718c0125abb2a37</text:p>
            <text:p text:style-name="P1">66fd9f804a41c8ea7f230c8ee6e442b7 b8e8b7e87d8783a5595e325703a36ce8 8da35917570a64bf38614a946963a396</text:p>
            <text:p text:style-name="P1">c4706937ba268690eded92cb44377fa6 72e59783c4a34cde7bf45780e4c04fdc dcf5b80e86f2a0ad4a7d0ebb4a5e141c</text:p>
            <text:p text:style-name="P1">37bb4340131728b7c4030c7389e69dbf 738bba79b30063f69a4b37ced122ad50 35e3fa6081c81d3e3bef79cd1c8a7664</text:p>
            <text:p text:style-name="P1">e36f687bbe16033748537e0b0513146b 0dcb20a494bcc3c4b4002d2dcdb27a73 5285bde40be8469032120d3ae5fdbb2f</text:p>
            <text:p text:style-name="P1">29487edda8089e3bf0ddf63235c1c456 fedf6f03f0944930bdc5349f15b5a12c aa41fb138b93dbe91a8cfdda57790946</text:p>
            <text:p text:style-name="P1">1ca50e372f9cf0d3119e96c594f2952c 0a1d78d7eab52ee3c5359853d79d869a c0068009a1be7ea4cadbee17f6f379b5</text:p>
            <text:p text:style-name="P1">2f7c986f62598bff184062d7dd3758ec 3ec1f92a047cb82a7324f3c30325b3b9 d2479b0ef5fe5bd2ecfe94aed7ca6c45</text:p>
            <text:p text:style-name="P1">01a5599981f09e5080ca1ecc4adc299c ce75f38c7ec262dcb09c235c8ee36512 045aab749f3ccda3a21a86cd40936054</text:p>
            <text:p text:style-name="P1">a3c36611b1b2b81deec5e3e62209f4b2 e64be078402352dfe1bbf35ec211c54d 7873f3de9ef64bbe8fb6364a7ad812fa</text:p>
            <text:p text:style-name="P1">ee98c42674d929273cb3a1f5aab9a533 4df28bdc178d44b6aa94825fee0722d0 0f056107c44e47858c671f8b4c6e3810</text:p>
            <text:p text:style-name="P1">7405f128c1b66e5cc01c37437c9e4a6f 8b6a8c63181a656635f2e59590160d1a f649d3d0aabb04b22c0958b2401e3fbe</text:p>
            <text:p text:style-name="P1">76412e1d433ebc6d39c5f616bd68e79a 79ee76fef9bd50178da8616178a14197 108164362cc7c3e3e23fb66865818a26</text:p>
            <text:p text:style-name="P1">3868d5014fcb5aec8483adbb24c4ee86 344e8276b1f26bc024e2b7658635864f 1f128bc2316dde3d5971e018d1369d5b</text:p>
            <text:p text:style-name="P1">70c37d776dfa2fcaed1fe47e3856a372 4b417a2611b1b4318533efaa3063e621 252c4d29121d92b3e71897e77a175516</text:p>
            <text:p text:style-name="P1">6153746c64655f5f28d3e79cb997b1a4 0db50f5d6d5a702e0929c14104460f1b eb5acae31b308190133d2b5f5f8b6dea</text:p>
            <text:p text:style-name="P1">6515af825d8b2e340ecdfda9fd18aa4e fb1549aaa8486432ff2415383af52223 ac4e4a1be3398372622d0010 0017513</text:p>
            <text:p text:style-name="P1"/>
          </draw:text-box>
        </draw:frame>
        <draw:frame draw:style-name="gr2" draw:text-style-name="P2" draw:layer="layout" svg:width="24.382cm" svg:height="3.096cm" svg:x="2.024cm" svg:y="2.84cm">
          <draw:text-box>
            <text:p text:style-name="P2">Last Slide of the year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umberland AMT" svg:font-family="'Cumberland AMT', Cumberland, 'Courier New', Cousine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tephen </meta:initial-creator>
    <meta:creation-date>2014-04-02T14:19:40.498919065</meta:creation-date>
    <dc:date>2014-04-02T14:21:57.785174466</dc:date>
    <dc:creator>stephen </dc:creator>
    <meta:editing-duration>PT36S</meta:editing-duration>
    <meta:editing-cycles>2</meta:editing-cycles>
    <meta:generator>LibreOffice/4.1.3.2$Linux_X86_64 LibreOffice_project/410m0$Build-2</meta:generator>
    <meta:document-statistic meta:object-count="25"/>
  </office:meta>
</office:document-meta>
</file>